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dienungsanleitung</text:p>
      <text:p text:style-name="P1"/>
      <text:p text:style-name="P1">A <text:tab/>– <text:tab/>Stein nach links bewegen</text:p>
      <text:p text:style-name="P1">D <text:tab/>– <text:tab/>Stein nach rechts bewegen</text:p>
      <text:p text:style-name="P1">S <text:tab/>– <text:tab/>Stein nach unten bewegen</text:p>
      <text:p text:style-name="P1">K <text:tab/>– <text:tab/>Stein gegen den Uhrzeigersinn drehen</text:p>
      <text:p text:style-name="P1">L <text:tab/>– <text:tab/>Stein im Uhrzeigersinn drehen</text:p>
      <text:p text:style-name="P1">0<text:tab/>–<text:tab/>Neues Spiel</text:p>
      <text:p text:style-name="P1"/>
      <text:p text:style-name="P1"/>
      <text:p text:style-name="P2">Systemarchitektur</text:p>
      <text:p text:style-name="P2"/>
      <text:p text:style-name="P3">Die Anwendung bedient sich einer Client-Server Architektur. Der Client dient ausschließlich der Darstellung des Spielzustandes und der Übertragung von Tasteneingaben, was durch Javascript Code, der die Tasteneingaben erfasst und per Query String an den Server schickt, erfolgt.</text:p>
      <text:p text:style-name="P3">Sämtliche spielmechanischen Tätigkeiten finden serverseitig statt und sind in PHP implementiert. Auch die Grafik wird serverseitig generiert und als JPEG Bild an den Client gesendet.</text:p>
      <text:p text:style-name="P3">Der Code ist auf die Dateinen tetris.php, graphics.php, functions.php und config.php aufgeteilt. In tetris.php ist der Spielablauf festgelegt: hier spawnt und fällt ein zufälliger Tetris-Block, dreht und verschiebt sich je nach den vom Client übermittelten Tasteneingaben, sofern die Bewegung im Rahmen der Spielregeln ist, der Block kann sich absetzen, was zur Folge hat dass volle Reihen ermittelt und entfernt werden, und der Punktestand je nach Anzahl der entfernten Reihen aktualisiert wir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8T09:49:58.79</meta:creation-date>
    <dc:date>2016-12-18T11:58:36.10</dc:date>
    <meta:editing-duration>PT22M55S</meta:editing-duration>
    <meta:editing-cycles>2</meta:editing-cycles>
    <meta:generator>OpenOffice/4.1.2$Win32 OpenOffice.org_project/412m3$Build-9782</meta:generator>
    <meta:document-statistic meta:table-count="0" meta:image-count="0" meta:object-count="0" meta:page-count="1" meta:paragraph-count="11" meta:word-count="170" meta:character-count="1174"/>
  </office:meta>
</office:document-meta>
</file>